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1014" table:default-cell-style-name="ce1"/>
        <table:table-column table:style-name="co4" table:number-columns-repeated="1536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ba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11,2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minican Republic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10,4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nch Guiana (*)</text:p>
          </table:table-cell>
          <table:table-cell office:value-type="string" table:style-name="ce1">
            <text:p>Week 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249" table:style-name="ce1">
            <text:p>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adaloupe (**)</text:p>
          </table:table-cell>
          <table:table-cell office:value-type="string" table:style-name="ce1">
            <text:p>Week 13</text:p>
          </table:table-cell>
          <table:table-cell office:value-type="float" office:value="2737" table:style-name="ce1">
            <text:p>2737</text:p>
          </table:table-cell>
          <table:table-cell office:value-type="float" office:value="587" table:style-name="ce1">
            <text:p>587</text:p>
          </table:table-cell>
          <table:table-cell office:value-type="float" office:value="802" table:style-name="ce1">
            <text:p>802</text:p>
          </table:table-cell>
          <table:table-cell office:value-type="float" office:value="172.1" table:style-name="ce1">
            <text:p>172.1</text:p>
          </table:table-cell>
          <table:table-cell office:value-type="float" office:value="1" table:style-name="ce1">
            <text:p>1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iti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10,3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tinique</text:p>
          </table:table-cell>
          <table:table-cell office:value-type="string" table:style-name="ce1">
            <text:p>Week 13</text:p>
          </table:table-cell>
          <table:table-cell office:value-type="float" office:value="11400" table:style-name="ce1">
            <text:p>11400</text:p>
          </table:table-cell>
          <table:table-cell office:value-type="string" table:style-name="ce1">
            <text:p>2,822</text:p>
          </table:table-cell>
          <table:table-cell office:value-type="string" table:style-name="ce1">
            <text:p>1,284</text:p>
          </table:table-cell>
          <table:table-cell office:value-type="float" office:value="317.8" table:style-name="ce1">
            <text:p>317.8</text:p>
          </table:table-cell>
          <table:table-cell office:value-type="float" office:value="2" table:style-name="ce1">
            <text:p>2</text:p>
          </table:table-cell>
          <table:table-cell office:value-type="float" office:value="404" table:style-name="ce1">
            <text:p>4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uerto Rico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Barthelemy</text:p>
          </table:table-cell>
          <table:table-cell office:value-type="string" table:style-name="ce1">
            <text:p>Week 13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4,854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1,516.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Martin (French part) (***)</text:p>
          </table:table-cell>
          <table:table-cell office:value-type="string" table:style-name="ce1">
            <text:p>Week 13</text:p>
          </table:table-cell>
          <table:table-cell office:value-type="float" office:value="2840" table:style-name="ce1">
            <text:p>2840</text:p>
          </table:table-cell>
          <table:table-cell office:value-type="string" table:style-name="ce1">
            <text:p>7,957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2,213.5</text:p>
          </table:table-cell>
          <table:table-cell office:value-type="string" table:style-name="ce1">
            <text:p>3#</text:p>
          </table:table-cell>
          <table:table-cell office:value-type="float" office:value="36" table:style-name="ce1">
            <text:p>36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7409" table:style-name="ce1">
            <text:p>1740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3,04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6,8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n-Latin Caribb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guilla$</text:p>
          </table:table-cell>
          <table:table-cell office:value-type="string" table:style-name="ce1">
            <text:p>Week 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206.3" table:style-name="ce1">
            <text:p>206.3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tigua &amp; Barbud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uba$</text:p>
          </table:table-cell>
          <table:table-cell office:value-type="string" table:style-name="ce1">
            <text:p>Week 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hama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7" table:style-name="ce1">
            <text:p>3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bado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9" table:style-name="ce1">
            <text:p>2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yman Island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racao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minica (****)</text:p>
          </table:table-cell>
          <table:table-cell office:value-type="string" table:style-name="ce1">
            <text:p>Week 13</text:p>
          </table:table-cell>
          <table:table-cell office:value-type="float" office:value="558" table:style-name="ce1">
            <text:p>558</text:p>
          </table:table-cell>
          <table:table-cell office:value-type="float" office:value="764" table:style-name="ce1">
            <text:p>764</text:p>
          </table:table-cell>
          <table:table-cell office:value-type="float" office:value="81" table:style-name="ce1">
            <text:p>81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enad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yan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0" table:style-name="ce1">
            <text:p>8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maica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7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ntserrat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Kitts &amp; Nevis</text:p>
          </table:table-cell>
          <table:table-cell office:value-type="string" table:style-name="ce1">
            <text:p>Week 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Lucia^</text:p>
          </table:table-cell>
          <table:table-cell office:value-type="string" table:style-name="ce1">
            <text:p>Week 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int Vincent &amp; the Grenadine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nt Maarten (Dutch part)Ξ</text:p>
          </table:table-cell>
          <table:table-cell office:value-type="string" table:style-name="ce1">
            <text:p>Week 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23" table:style-name="ce1">
            <text:p>123</text:p>
          </table:table-cell>
          <table:table-cell office:value-type="float" office:value="307.5" table:style-name="ce1">
            <text:p>307.5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urinam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9" table:style-name="ce1">
            <text:p>5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rinidad &amp; Tobago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,3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rks &amp; Caicos Island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rgin Islands (UK)</text:p>
          </table:table-cell>
          <table:table-cell office:value-type="string" table:style-name="ce1">
            <text:p>Week 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1.9" table:style-name="ce1">
            <text:p>21.9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rgin Islands (US)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558" table:style-name="ce1">
            <text:p>558</text:p>
          </table:table-cell>
          <table:table-cell office:value-type="float" office:value="8" table:style-name="ce1">
            <text:p>8</text:p>
          </table:table-cell>
          <table:table-cell office:value-type="float" office:value="247" table:style-name="ce1">
            <text:p>247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276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7967" table:style-name="ce1">
            <text:p>1796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3,294</text:p>
          </table:table-cell>
          <table:table-cell office:value-type="float" office:value="7.5" table:style-name="ce1">
            <text:p>7.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4,1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TES</text:p>
          </table:table-cell>
          <table:table-cell table:number-columns-repeated="16383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Sayed Erfan Arefin</dc:creator>
    <meta:creation-date>2018-09-01T09:01:25Z</meta:creation-date>
    <dc:date>2018-09-02T06:17:03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